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1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0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21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2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23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4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)<text:s/></text:span><text:span text:style-name="T2">Descreva com<text:s/></text:span><text:span text:style-name="T3">suas palavras</text:span><text:span text:style-name="T4"><text:s/>os itens abaixo no<text:s/></text:span><text:span text:style-name="T5">contexto de desenvolvimento React Native.(2 pontos)</text:span></text:p>
      <text:p text:style-name="P1"><text:span text:style-name="T6"/></text:p>
      <text:p text:style-name="P1"><text:span text:style-name="T7">a) Componente: Podem ser usado varias vezes durante o desenvolvimento, de forma para reclicar o codigo</text:span></text:p>
      <text:p text:style-name="P1"><text:span text:style-name="T8"/></text:p>
      <text:p text:style-name="P1"><text:span text:style-name="T9">b) JSX: é uma forma de reproduzir elementos na tela</text:span></text:p>
      <text:p text:style-name="P1"><text:span text:style-name="T10"/></text:p>
      <text:p text:style-name="P1"><text:span text:style-name="T11">c) Método render(): renderizar no DOM do front aquele state ou prop na tela do front</text:span></text:p>
      <text:p text:style-name="P1"><text:span text:style-name="T12"/></text:p>
      <text:p text:style-name="P1"><text:span text:style-name="T13">e) Props: são "propriedades" que podem ser manipulados e usado por componentes</text:span></text:p>
      <text:p text:style-name="P1"><text:span text:style-name="T13"><text:s/></text:span></text:p>
      <text:p text:style-name="P1"><text:span text:style-name="T13">f) State: manipula elementos que podem mudar seu estado proprio</text:span></text:p>
      <text:p text:style-name="P1"><text:span text:style-name="T14"/></text:p>
      <text:p text:style-name="P1"><text:span text:style-name="T15">2)<text:s/></text:span><text:span text:style-name="T16">Você recebeu uma pasta chamada ‘admin’, dentro dela há 5 páginas html. Com o auxilio do Google Chrome, veja a versão mobile das páginas.</text:span></text:p>
      <text:p text:style-name="P1"><text:span text:style-name="T16">Crie um projeto<text:s/></text:span><text:span text:style-name="T17">react native<text:s/></text:span><text:span text:style-name="T18">em</text:span><text:span text:style-name="T19"><text:s/></text:span><text:span text:style-name="T20">seu github e transfira o código do template usando<text:s/></text:span><text:span text:style-name="T21">react native.<text:s/></text:span><text:span text:style-name="T22">Veja que o header no mobile não está bem alinhado. Implemente uma solução para que o layout fique alinhado.</text:span></text:p>
      <text:p text:style-name="P1"><text:span text:style-name="T23">Itens que serão avaliados na prova:<text:s text:c="2"/></text:span><text:span text:style-name="T24">capacidade de enxergar e desenvolver componentes maiores, menos, reutilizáveis e a implementação do react navigation.</text:span></text:p>
      <text:p text:style-name="P1"><text:span text:style-name="T25"/></text:p>
      <text:p text:style-name="P1"><text:span text:style-name="T26">OBS: O projeto foi desenvolvido em usando css e bootstrap, então no lugar de bootstrap você irá usar o flexbox. </text:span></text:p>
      <text:p text:style-name="P1"><text:span text:style-name="T27"/></text:p>
      <text:p text:style-name="P1"><text:span text:style-name="T27"/></text:p>
      <text:p text:style-name="P1"><text:span text:style-name="T28">Coloque o link do seu github abaixo:</text:span></text:p>
      <text:p text:style-name="P1"><text:span text:style-name="T29"/></text:p>
      <text:p text:style-name="P1"><text:span text:style-name="T30"><text:line-break/>Após terminar a prova enviar esse arquivo no slack particular do professor.</text:span></text:p>
      <text:p text:style-name="P1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